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1pt"/>
    </style:style>
    <style:style style:name="co3" style:family="table-column">
      <style:table-column-properties fo:break-before="auto" style:column-width="60.35pt"/>
    </style:style>
    <style:style style:name="co4" style:family="table-column">
      <style:table-column-properties fo:break-before="auto" style:column-width="39.6pt"/>
    </style:style>
    <style:style style:name="co5" style:family="table-column">
      <style:table-column-properties fo:break-before="auto" style:column-width="23.16pt"/>
    </style:style>
    <style:style style:name="co6" style:family="table-column">
      <style:table-column-properties fo:break-before="auto" style:column-width="83.85pt"/>
    </style:style>
    <style:style style:name="co7" style:family="table-column">
      <style:table-column-properties fo:break-before="auto" style:column-width="47.85pt"/>
    </style:style>
    <style:style style:name="co8" style:family="table-column">
      <style:table-column-properties fo:break-before="auto" style:column-width="45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0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font-name="Liberation Sans" style:text-underline-style="solid" style:text-underline-width="auto" style:text-underline-color="font-color" style:font-name-asian="Noto Sans CJK SC Regular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ext-properties style:font-name="Liberation Sans" style:font-name-asian="Noto Sans CJK SC Regular" style:font-name-complex="FreeSans"/>
    </style:style>
    <style:style style:name="ce17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18" style:family="table-cell" style:parent-style-name="Default" style:data-style-name="N2"/>
    <style:style style:name="ce15" style:family="table-cell" style:parent-style-name="Default" style:data-style-name="N11"/>
    <style:style style:name="ce26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121"/>
    <style:style style:name="ce28" style:family="table-cell" style:parent-style-name="Default" style:data-style-name="N130"/>
    <style:style style:name="ce24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arameters of production</text:p>
          </table:table-cell>
          <table:table-cell table:number-columns-repeated="6"/>
          <table:table-cell office:value-type="string" calcext:value-type="string">
            <text:p>Data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J2]-1" office:value-type="float" office:value="2013" calcext:value-type="float">
            <text:p>2013</text:p>
          </table:table-cell>
          <table:table-cell table:formula="of:=[.K2]-1" office:value-type="float" office:value="2014" calcext:value-type="float">
            <text:p>2014</text:p>
          </table:table-cell>
          <table:table-cell table:formula="of:=[.L2]-1" office:value-type="float" office:value="2015" calcext:value-type="float">
            <text:p>2015</text:p>
          </table:table-cell>
          <table:table-cell table:formula="of:=[.M2]-1" office:value-type="float" office:value="2016" calcext:value-type="float">
            <text:p>2016</text:p>
          </table:table-cell>
          <table:table-cell table:formula="of:=[.N2]-1" office:value-type="float" office:value="2017" calcext:value-type="float">
            <text:p>2017</text:p>
          </table:table-cell>
          <table:table-cell table:formula="of:=[.O2]-1" office:value-type="float" office:value="2018" calcext:value-type="float">
            <text:p>2018</text:p>
          </table:table-cell>
          <table:table-cell table:formula="of:=[.P2]-1"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3.35" calcext:value-type="float">
            <text:p>43.35</text:p>
          </table:table-cell>
          <table:table-cell office:value-type="float" office:value="230.21" calcext:value-type="float">
            <text:p>230.21</text:p>
          </table:table-cell>
          <table:table-cell office:value-type="float" office:value="109.43" calcext:value-type="float">
            <text:p>109.43</text:p>
          </table:table-cell>
          <table:table-cell office:value-type="float" office:value="19.53" calcext:value-type="float">
            <text:p>19.53</text:p>
          </table:table-cell>
          <table:table-cell/>
          <table:table-cell office:value-type="string" calcext:value-type="string">
            <text:p>Eur/t</text:p>
          </table:table-cell>
          <table:table-cell office:value-type="string" calcext:value-type="string">
            <text:p>r</text:p>
          </table:table-cell>
          <table:table-cell office:value-type="float" office:value="145098" calcext:value-type="float">
            <text:p>145098</text:p>
          </table:table-cell>
          <table:table-cell office:value-type="float" office:value="142578" calcext:value-type="float">
            <text:p>142578</text:p>
          </table:table-cell>
          <table:table-cell office:value-type="float" office:value="140028" calcext:value-type="float">
            <text:p>140028</text:p>
          </table:table-cell>
          <table:table-cell office:value-type="float" office:value="137452" calcext:value-type="float">
            <text:p>137452</text:p>
          </table:table-cell>
          <table:table-cell table:style-name="ce1" office:value-type="float" office:value="134847" calcext:value-type="float">
            <text:p>134847</text:p>
          </table:table-cell>
          <table:table-cell table:style-name="ce2" office:value-type="float" office:value="132218" calcext:value-type="float">
            <text:p>132218</text:p>
          </table:table-cell>
          <table:table-cell office:value-type="float" office:value="129555" calcext:value-type="float">
            <text:p>129555</text:p>
          </table:table-cell>
          <table:table-cell office:value-type="float" office:value="126884" calcext:value-type="float">
            <text:p>12688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lechy</text:p>
          </table:table-cell>
          <table:table-cell office:value-type="string" calcext:value-type="string">
            <text:p>výpalky</text:p>
          </table:table-cell>
          <table:table-cell office:value-type="string" calcext:value-type="string">
            <text:p>profily</text:p>
          </table:table-cell>
          <table:table-cell office:value-type="string" calcext:value-type="string">
            <text:p>bramy</text:p>
          </table:table-cell>
          <table:table-cell office:value-type="string" calcext:value-type="string">
            <text:p>želez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tes</text:p>
          </table:table-cell>
          <table:table-cell office:value-type="string" calcext:value-type="string">
            <text:p>cut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brams</text:p>
          </table:table-cell>
          <table:table-cell office:value-type="string" calcext:value-type="string">
            <text:p>iron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flat</text:p>
          </table:table-cell>
          <table:table-cell office:value-type="string" calcext:value-type="string">
            <text:p>long</text:p>
          </table:table-cell>
          <table:table-cell table:number-columns-repeated="2" office:value-type="string" calcext:value-type="string">
            <text:p>semifinite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.494" calcext:value-type="float">
            <text:p>1.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lates</text:p>
          </table:table-cell>
          <table:table-cell table:number-columns-repeated="9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uts</text:p>
          </table:table-cell>
          <table:table-cell table:number-columns-repeated="9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ofiles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  <table:table-cell office:value-type="float" office:value="1.129" calcext:value-type="float">
            <text:p>1.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rams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748" calcext:value-type="float">
            <text:p>0.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on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1131" calcext:value-type="float">
            <text:p>0.1131</text:p>
          </table:table-cell>
          <table:table-cell office:value-type="string" calcext:value-type="string">
            <text:p>t/t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900" calcext:value-type="float">
            <text:p>90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tis t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s t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cz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xed cost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68615" calcext:value-type="float">
            <text:p>11686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itial loss from emisions</text:p>
          </table:table-cell>
          <table:table-cell table:number-columns-repeated="2"/>
          <table:table-cell office:value-type="float" office:value="-6518" calcext:value-type="float">
            <text:p>-6518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arameters of stochastic model (→monthly/daily.inp, then View/Icon view/Scalars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flat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semifini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anx</text:p>
          </table:table-cell>
          <table:table-cell office:value-type="float" office:value="119.266" calcext:value-type="float">
            <text:p>119.266</text:p>
          </table:table-cell>
          <table:table-cell table:style-name="ce4"/>
          <table:table-cell office:value-type="float" office:value="265.574" calcext:value-type="float">
            <text:p>265.574</text:p>
          </table:table-cell>
          <table:table-cell office:value-type="float" office:value="57.3103" calcext:value-type="float">
            <text:p>57.31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x</text:p>
          </table:table-cell>
          <table:table-cell office:value-type="float" office:value="1980.77" calcext:value-type="float">
            <text:p>1980.77</text:p>
          </table:table-cell>
          <table:table-cell table:style-name="ce4"/>
          <table:table-cell office:value-type="float" office:value="1817.55" calcext:value-type="float">
            <text:p>1817.55</text:p>
          </table:table-cell>
          <table:table-cell office:value-type="float" office:value="280.734" calcext:value-type="float">
            <text:p>280.734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orrfl</text:p>
          </table:table-cell>
          <table:table-cell office:value-type="float" office:value="0.460343" calcext:value-type="float">
            <text:p>0.460343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0</text:p>
          </table:table-cell>
          <table:table-cell office:value-type="float" office:value="6.54" calcext:value-type="float">
            <text:p>6.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olspot</text:p>
          </table:table-cell>
          <table:table-cell office:value-type="float" office:value="0.43854" calcext:value-type="float">
            <text:p>0.43854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0974885" calcext:value-type="float">
            <text:p>0.009748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rr a</text:p>
          </table:table-cell>
          <table:table-cell office:value-type="float" office:value="0.00010957" calcext:value-type="float">
            <text:p>0.00010957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ossible stochastic properties of m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not used finally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formula="of:=[.B5]" office:value-type="string" office:string-value="plechy" calcext:value-type="string">
            <text:p>plechy</text:p>
          </table:table-cell>
          <table:table-cell table:formula="of:=[.C5]" office:value-type="string" office:string-value="výpalky" calcext:value-type="string">
            <text:p>výpalky</text:p>
          </table:table-cell>
          <table:table-cell table:formula="of:=[.D5]" office:value-type="string" office:string-value="profily" calcext:value-type="string">
            <text:p>profily</text:p>
          </table:table-cell>
          <table:table-cell table:formula="of:=[.E5]" office:value-type="string" office:string-value="bramy" calcext:value-type="string">
            <text:p>bramy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STDEV</text:p>
          </table:table-cell>
          <table:table-cell table:style-name="ce8" office:value-type="float" office:value="31.06945" calcext:value-type="float">
            <text:p>31.06945</text:p>
          </table:table-cell>
          <table:table-cell table:style-name="ce8" office:value-type="float" office:value="174.5224" calcext:value-type="float">
            <text:p>174.5224</text:p>
          </table:table-cell>
          <table:table-cell table:style-name="ce8" office:value-type="float" office:value="66.1934" calcext:value-type="float">
            <text:p>66.1934</text:p>
          </table:table-cell>
          <table:table-cell table:style-name="ce8" office:value-type="float" office:value="13.76842" calcext:value-type="float">
            <text:p>13.76842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EAN</text:p>
          </table:table-cell>
          <table:table-cell table:style-name="ce8" office:value-type="float" office:value="58.80808" calcext:value-type="float">
            <text:p>58.80808</text:p>
          </table:table-cell>
          <table:table-cell table:style-name="ce8" office:value-type="float" office:value="320.6582" calcext:value-type="float">
            <text:p>320.6582</text:p>
          </table:table-cell>
          <table:table-cell table:style-name="ce8" office:value-type="float" office:value="104.1951" calcext:value-type="float">
            <text:p>104.1951</text:p>
          </table:table-cell>
          <table:table-cell table:style-name="ce8" office:value-type="float" office:value="26.29231" calcext:value-type="float">
            <text:p>26.29231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AX</text:p>
          </table:table-cell>
          <table:table-cell table:style-name="ce8" office:value-type="float" office:value="138.0987" calcext:value-type="float">
            <text:p>138.0987</text:p>
          </table:table-cell>
          <table:table-cell table:style-name="ce8" office:value-type="float" office:value="765.0001" calcext:value-type="float">
            <text:p>765.0001</text:p>
          </table:table-cell>
          <table:table-cell table:style-name="ce8" office:value-type="float" office:value="281.9464" calcext:value-type="float">
            <text:p>281.9464</text:p>
          </table:table-cell>
          <table:table-cell table:style-name="ce8" office:value-type="float" office:value="61.45227" calcext:value-type="float">
            <text:p>61.45227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8" office:value-type="float" office:value="27.34404" calcext:value-type="float">
            <text:p>27.34404</text:p>
          </table:table-cell>
          <table:table-cell table:style-name="ce8" office:value-type="float" office:value="147.9692" calcext:value-type="float">
            <text:p>147.9692</text:p>
          </table:table-cell>
          <table:table-cell table:style-name="ce8" office:value-type="float" office:value="25.04865" calcext:value-type="float">
            <text:p>25.04865</text:p>
          </table:table-cell>
          <table:table-cell table:style-name="ce8" office:value-type="float" office:value="12.25238" calcext:value-type="float">
            <text:p>12.25238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11" office:value-type="string" calcext:value-type="string">
            <text:p>nonstationary 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5" calcext:value-type="float">
            <text:p>0.5</text:p>
          </table:table-cell>
          <table:table-cell table:number-columns-repeated="14"/>
        </table:table-row>
      </table:table>
      <table:table table:name="work" table:style-name="ta1"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style-name="ce4" office:value-type="string" calcext:value-type="string">
            <text:p>Production matri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[inputs.B5]" office:value-type="string" office:string-value="plechy" calcext:value-type="string">
            <text:p>plechy</text:p>
          </table:table-cell>
          <table:table-cell table:formula="of:=[inputs.C5]" office:value-type="string" office:string-value="výpalky" calcext:value-type="string">
            <text:p>výpalky</text:p>
          </table:table-cell>
          <table:table-cell table:formula="of:=[inputs.D5]" office:value-type="string" office:string-value="profily" calcext:value-type="string">
            <text:p>profily</text:p>
          </table:table-cell>
          <table:table-cell table:formula="of:=[inputs.E5]" office:value-type="string" office:string-value="bramy" calcext:value-type="string">
            <text:p>bramy</text:p>
          </table:table-cell>
          <table:table-cell table:formula="of:=[inputs.F5]" office:value-type="string" office:string-value="železo" calcext:value-type="string">
            <text:p>želez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</text:p>
          </table:table-cell>
          <table:table-cell table:number-matrix-columns-spanned="5" table:number-matrix-rows-spanned="5" table:formula="of:=ROUND(MINVERSE([.B2:.F6]-[inputs.B9:.F13]);10)" office:value-type="float" office:value="1" calcext:value-type="float">
            <text:p>1</text:p>
          </table:table-cell>
          <table:table-cell office:value-type="float" office:value="1.494" calcext:value-type="float">
            <text:p>1.49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echy</text:p>
          </table:table-cell>
          <table:table-cell table:style-name="ce8" table:number-columns-repeated="5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ýpalky</text:p>
          </table:table-cell>
          <table:table-cell table:style-name="ce8" table:number-columns-repeated="5"/>
          <table:table-cell table:number-columns-repeated="2"/>
        </table:table-row>
        <table:table-row table:style-name="ro1">
          <table:table-cell/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rofily</text:p>
          </table:table-cell>
          <table:table-cell table:style-name="ce8" table:number-columns-repeated="5"/>
          <table:table-cell table:number-columns-repeated="2"/>
        </table:table-row>
        <table:table-row table:style-name="ro1">
          <table:table-cell/>
          <table:table-cell office:value-type="float" office:value="0.645" calcext:value-type="float">
            <text:p>0.645</text:p>
          </table:table-cell>
          <table:table-cell office:value-type="float" office:value="0.96363" calcext:value-type="float">
            <text:p>0.96363</text:p>
          </table:table-cell>
          <table:table-cell office:value-type="float" office:value="1.129" calcext:value-type="float">
            <text:p>1.1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my</text:p>
          </table:table-cell>
          <table:table-cell table:style-name="ce8" table:number-columns-repeated="5"/>
          <table:table-cell table:number-columns-repeated="2"/>
        </table:table-row>
        <table:table-row table:style-name="ro1">
          <table:table-cell/>
          <table:table-cell office:value-type="float" office:value="0.48246" calcext:value-type="float">
            <text:p>0.48246</text:p>
          </table:table-cell>
          <table:table-cell office:value-type="float" office:value="0.72079524" calcext:value-type="float">
            <text:p>0.72079524</text:p>
          </table:table-cell>
          <table:table-cell office:value-type="float" office:value="0.844492" calcext:value-type="float">
            <text:p>0.844492</text:p>
          </table:table-cell>
          <table:table-cell office:value-type="float" office:value="0.748" calcext:value-type="float">
            <text:p>0.7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lezo</text:p>
          </table:table-cell>
          <table:table-cell table:style-name="ce8" table:number-columns-repeated="5"/>
          <table:table-cell table:number-columns-repeated="2"/>
        </table:table-row>
        <table:table-row table:style-name="ro1">
          <table:table-cell table:number-columns-repeated="5"/>
          <table:table-cell table:style-name="ce10"/>
          <table:table-cell table:number-columns-repeated="8"/>
        </table:table-row>
        <table:table-row table:style-name="ro1">
          <table:table-cell office:value-type="string" calcext:value-type="string">
            <text:p>hR</text:p>
          </table:table-cell>
          <table:table-cell table:formula="of:=SUMPRODUCT([.B9:.B13];TRANSPOSE([$inputs.$B$15:$inputs.$F$15]))*1000" office:value-type="float" office:value="258.941226" calcext:value-type="float">
            <text:p>258.941226</text:p>
          </table:table-cell>
          <table:table-cell table:formula="of:=SUMPRODUCT([.C9:.C13];TRANSPOSE([$inputs.$B$15:$inputs.$F$15]))*1000" office:value-type="float" office:value="423.658191644" calcext:value-type="float">
            <text:p>423.658191644</text:p>
          </table:table-cell>
          <table:table-cell table:formula="of:=SUMPRODUCT([.D9:.D13];TRANSPOSE([$inputs.$B$15:$inputs.$F$15]))*1000" office:value-type="float" office:value="450.3870452" calcext:value-type="float">
            <text:p>450.3870452</text:p>
          </table:table-cell>
          <table:table-cell table:formula="of:=SUMPRODUCT([.E9:.E13];TRANSPOSE([$inputs.$B$15:$inputs.$F$15]))*1000" office:value-type="float" office:value="359.5988" calcext:value-type="float">
            <text:p>359.5988</text:p>
          </table:table-cell>
          <table:table-cell table:formula="of:=SUMPRODUCT([.F9:.F13];TRANSPOSE([$inputs.$B$15:$inputs.$F$15]))*1000" office:value-type="float" office:value="113.1" calcext:value-type="float">
            <text:p>113.1</text:p>
          </table:table-cell>
          <table:table-cell office:value-type="string" calcext:value-type="string">
            <text:p>t/tis t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style-name="ce11" office:value-type="string" calcext:value-type="string">
            <text:p>Parameters of demand<text:span text:style-name="T1"> D (nationwide monthly demand)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D </text:p>
          </table:table-cell>
          <table:table-cell table:formula="of:=[inputs.B28]" office:value-type="float" office:value="119.266" calcext:value-type="float">
            <text:p>119.266</text:p>
          </table:table-cell>
          <table:table-cell table:style-name="ce10" table:formula="of:=[inputs.B28]" office:value-type="float" office:value="119.266" calcext:value-type="float">
            <text:p>119.266</text:p>
          </table:table-cell>
          <table:table-cell table:formula="of:=[inputs.D28]" office:value-type="float" office:value="265.574" calcext:value-type="float">
            <text:p>265.574</text:p>
          </table:table-cell>
          <table:table-cell table:formula="of:=[inputs.E28]" office:value-type="float" office:value="57.3103" calcext:value-type="float">
            <text:p>57.31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rD</text:p>
          </table:table-cell>
          <table:table-cell table:formula="of:=[inputs.B29]" office:value-type="float" office:value="1980.77" calcext:value-type="float">
            <text:p>1980.77</text:p>
          </table:table-cell>
          <table:table-cell table:style-name="ce10" table:formula="of:=[inputs.B29]" office:value-type="float" office:value="1980.77" calcext:value-type="float">
            <text:p>1980.77</text:p>
          </table:table-cell>
          <table:table-cell table:formula="of:=[inputs.D29]" office:value-type="float" office:value="1817.55" calcext:value-type="float">
            <text:p>1817.55</text:p>
          </table:table-cell>
          <table:table-cell table:formula="of:=[inputs.E29]" office:value-type="float" office:value="280.734" calcext:value-type="float">
            <text:p>280.73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"/>
          <table:table-cell table:number-columns-repeated="11"/>
        </table:table-row>
        <table:table-row table:style-name="ro1">
          <table:table-cell table:style-name="ce4" office:value-type="string" calcext:value-type="string">
            <text:p>Computation of var D</text:p>
          </table:table-cell>
          <table:table-cell/>
          <table:table-cell table:style-name="ce10"/>
          <table:table-cell table:number-columns-repeated="11"/>
        </table:table-row>
        <table:table-row table:style-name="ro1">
          <table:table-cell office:value-type="string" calcext:value-type="string">
            <text:p>Ed/ED</text:p>
          </table:table-cell>
          <table:table-cell table:formula="of:=[inputs.B19]/[.B18]" office:value-type="float" office:value="4.27615581976422" calcext:value-type="float">
            <text:p>4.27615581976422</text:p>
          </table:table-cell>
          <table:table-cell table:formula="of:=[inputs.C19]/[.C18]" office:value-type="float" office:value="0.23476933912431" calcext:value-type="float">
            <text:p>0.23476933912431</text:p>
          </table:table-cell>
          <table:table-cell table:formula="of:=[inputs.D19]/[.D18]" office:value-type="float" office:value="0.338888596022201" calcext:value-type="float">
            <text:p>0.338888596022201</text:p>
          </table:table-cell>
          <table:table-cell table:formula="of:=[inputs.E19]/[.E18]" office:value-type="float" office:value="0.348977408947432" calcext:value-type="float">
            <text:p>0.348977408947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rd</text:p>
          </table:table-cell>
          <table:table-cell table:formula="of:=[.B22]^2*[.B19]" office:value-type="float" office:value="36219.3868595269" calcext:value-type="float">
            <text:p>36219.3868595269</text:p>
          </table:table-cell>
          <table:table-cell table:formula="of:=[.C22]^2*[.C19]" office:value-type="float" office:value="109.17339214867" calcext:value-type="float">
            <text:p>109.17339214867</text:p>
          </table:table-cell>
          <table:table-cell table:formula="of:=[.D22]^2*[.D19]" office:value-type="float" office:value="208.737403108036" calcext:value-type="float">
            <text:p>208.737403108036</text:p>
          </table:table-cell>
          <table:table-cell table:formula="of:=[.E22]^2*[.E19]" office:value-type="float" office:value="34.1892553078411" calcext:value-type="float">
            <text:p>34.1892553078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dev</text:p>
          </table:table-cell>
          <table:table-cell table:formula="of:=SQRT([.B23])" office:value-type="float" office:value="190.313916620742" calcext:value-type="float">
            <text:p>190.313916620742</text:p>
          </table:table-cell>
          <table:table-cell table:formula="of:=SQRT([.C23])" office:value-type="float" office:value="10.4486071870212" calcext:value-type="float">
            <text:p>10.4486071870212</text:p>
          </table:table-cell>
          <table:table-cell table:formula="of:=SQRT([.D23])" office:value-type="float" office:value="14.4477473368009" calcext:value-type="float">
            <text:p>14.4477473368009</text:p>
          </table:table-cell>
          <table:table-cell table:formula="of:=SQRT([.E23])" office:value-type="float" office:value="5.84715788292407" calcext:value-type="float">
            <text:p>5.84715788292407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0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11" office:value-type="string" calcext:value-type="string">
            <text:p>Parameters of Xi</text:p>
          </table:table-cell>
          <table:table-cell table:number-columns-repeated="13"/>
        </table:table-row>
        <table:table-row table:style-name="ro1">
          <table:table-cell table:style-name="ce11"/>
          <table:table-cell table:number-columns-repeated="4"/>
          <table:table-cell office:value-type="string" calcext:value-type="string">
            <text:p>rho</text:p>
          </table:table-cell>
          <table:table-cell office:value-type="string" calcext:value-type="string">
            <text:p>conveniences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[inputs.B6]" office:value-type="string" office:string-value="plates" calcext:value-type="string">
            <text:p>plates</text:p>
          </table:table-cell>
          <table:table-cell table:formula="of:=[inputs.C6]" office:value-type="string" office:string-value="cuts" calcext:value-type="string">
            <text:p>cuts</text:p>
          </table:table-cell>
          <table:table-cell table:formula="of:=[inputs.D6]" office:value-type="string" office:string-value="profiles" calcext:value-type="string">
            <text:p>profiles</text:p>
          </table:table-cell>
          <table:table-cell table:formula="of:=[inputs.E6]" office:value-type="string" office:string-value="brams" calcext:value-type="string">
            <text:p>bram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32]" office:value-type="string" office:string-value="plates" calcext:value-type="string">
            <text:p>plates</text:p>
          </table:table-cell>
          <table:table-cell table:formula="of:=[.C32]" office:value-type="string" office:string-value="cuts" calcext:value-type="string">
            <text:p>cuts</text:p>
          </table:table-cell>
          <table:table-cell table:formula="of:=[.D32]" office:value-type="string" office:string-value="profiles" calcext:value-type="string">
            <text:p>profiles</text:p>
          </table:table-cell>
          <table:table-cell table:formula="of:=[.E32]" office:value-type="string" office:string-value="brams" calcext:value-type="string">
            <text:p>brams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table:formula="of:=[inputs.B19]" office:value-type="float" office:value="510" calcext:value-type="float">
            <text:p>510</text:p>
          </table:table-cell>
          <table:table-cell table:formula="of:=[inputs.C19]" office:value-type="float" office:value="28" calcext:value-type="float">
            <text:p>28</text:p>
          </table:table-cell>
          <table:table-cell table:formula="of:=[inputs.D19]" office:value-type="float" office:value="90" calcext:value-type="float">
            <text:p>90</text:p>
          </table:table-cell>
          <table:table-cell table:formula="of:=[inputs.E19]" office:value-type="float" office:value="20" calcext:value-type="float">
            <text:p>20</text:p>
          </table:table-cell>
          <table:table-cell/>
          <table:table-cell table:formula="of:=[$inputs.$B$37]*[.G32]" office:value-type="float" office:value="0.00974885" calcext:value-type="float">
            <text:p>0.00974885</text:p>
          </table:table-cell>
          <table:table-cell table:formula="of:=[$inputs.$B$37]*[.H32]" office:value-type="float" office:value="0.0194977" calcext:value-type="float">
            <text:p>0.0194977</text:p>
          </table:table-cell>
          <table:table-cell table:formula="of:=[$inputs.$B$37]*[.I32]" office:value-type="float" office:value="0.02924655" calcext:value-type="float">
            <text:p>0.02924655</text:p>
          </table:table-cell>
          <table:table-cell table:formula="of:=[$inputs.$B$37]*[.J32]" office:value-type="float" office:value="0.0389954" calcext:value-type="float">
            <text:p>0.0389954</text:p>
          </table:table-cell>
          <table:table-cell table:formula="of:=[inputs.B3]" office:value-type="float" office:value="43.35" calcext:value-type="float">
            <text:p>43.35</text:p>
          </table:table-cell>
          <table:table-cell table:formula="of:=[inputs.C3]" office:value-type="float" office:value="230.21" calcext:value-type="float">
            <text:p>230.21</text:p>
          </table:table-cell>
          <table:table-cell table:formula="of:=[inputs.D3]" office:value-type="float" office:value="109.43" calcext:value-type="float">
            <text:p>109.43</text:p>
          </table:table-cell>
          <table:table-cell table:formula="of:=[inputs.E3]" office:value-type="float" office:value="19.53" calcext:value-type="float">
            <text:p>19.5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13"/>
        </table:table-row>
        <table:table-row table:style-name="ro1">
          <table:table-cell table:formula="of:=[.B32]" office:value-type="string" office:string-value="plates" calcext:value-type="string">
            <text:p>plates</text:p>
          </table:table-cell>
          <table:table-cell table:number-columns-repeated="13"/>
        </table:table-row>
        <table:table-row table:style-name="ro1">
          <table:table-cell table:formula="of:=[.C32]" office:value-type="string" office:string-value="cuts" calcext:value-type="string">
            <text:p>cuts</text:p>
          </table:table-cell>
          <table:table-cell/>
          <table:table-cell table:formula="of:=[.C23]" office:value-type="float" office:value="109.17339214867" calcext:value-type="float">
            <text:p>109.17339214867</text:p>
          </table:table-cell>
          <table:table-cell table:style-name="ce10" table:formula="of:=[inputs.B32]*[.C24]*[.D24]" office:value-type="float" office:value="69.4928437443733" calcext:value-type="float">
            <text:p>69.49284374437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D32]" office:value-type="string" office:string-value="profiles" calcext:value-type="string">
            <text:p>profiles</text:p>
          </table:table-cell>
          <table:table-cell/>
          <table:table-cell table:formula="of:=[.D37]" office:value-type="float" office:value="69.4928437443733" calcext:value-type="float">
            <text:p>69.4928437443733</text:p>
          </table:table-cell>
          <table:table-cell table:formula="of:=[.D23]" office:value-type="float" office:value="208.737403108036" calcext:value-type="float">
            <text:p>208.7374031080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E32]" office:value-type="string" office:string-value="brams" calcext:value-type="string">
            <text:p>bram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E23]" office:value-type="float" office:value="34.1892553078411" calcext:value-type="float">
            <text:p>34.189255307841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inputs.B35]^2" office:value-type="float" office:value="0.1923173316" calcext:value-type="float">
            <text:p>0.1923173316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qV (computed by Mahtematica Matrixpower(m,1/2))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10.0465" calcext:value-type="float">
            <text:p>10.0465</text:p>
          </table:table-cell>
          <table:table-cell office:value-type="float" office:value="2.87088" calcext:value-type="float">
            <text:p>2.870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87088" calcext:value-type="float">
            <text:p>2.87088</text:p>
          </table:table-cell>
          <table:table-cell office:value-type="float" office:value="14.1596" calcext:value-type="float">
            <text:p>14.15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SQRT([.E39])" office:value-type="float" office:value="5.84715788292407" calcext:value-type="float">
            <text:p>5.847157882924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SQRT([.F40])" office:value-type="float" office:value="0.43854" calcext:value-type="float">
            <text:p>0.438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style-name="ce23" table:formula="of:=[.B62]" office:value-type="float" office:value="0.557883211559436" calcext:value-type="float">
            <text:p>0.6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style-name="ce11" office:value-type="string" calcext:value-type="string">
            <text:p>3 point discretization of normal</text:p>
          </table:table-cell>
          <table:table-cell table:number-columns-repeated="2"/>
          <table:table-cell office:value-type="string" calcext:value-type="string">
            <text:p>atom</text:p>
          </table:table-cell>
          <table:table-cell table:formula="of:=SQRT(1.5)" office:value-type="float" office:value="1.22474487139159" calcext:value-type="float">
            <text:p>1.22474487139159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3"/>
        </table:table-row>
        <table:table-row table:style-name="ro1">
          <table:table-cell table:style-name="ce11" office:value-type="string" calcext:value-type="string">
            <text:p>Fixec cost computation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fixed costs EUR (2013)</text:p>
          </table:table-cell>
          <table:table-cell table:formula="of:=[inputs.D22]/[inputs.C22]" office:value-type="float" office:value="43282.037037037" calcext:value-type="float">
            <text:p>43282.037037037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loss from emission trading</text:p>
          </table:table-cell>
          <table:table-cell table:style-name="ce10" table:formula="of:=[inputs.D23]/[inputs.C22]" office:value-type="float" office:value="-241.407407407407" calcext:value-type="float">
            <text:p>-241.4074074074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les given d</text:p>
          </table:table-cell>
          <table:table-cell table:formula="of:=SUMPRODUCT([inputs.B19:.E19];[inputs.B3:.E3])" office:value-type="float" office:value="38793.68" calcext:value-type="float">
            <text:p>38793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adly level of sales</text:p>
          </table:table-cell>
          <table:table-cell table:formula="of:=0.85*[.B55]" office:value-type="float" office:value="32974.628" calcext:value-type="float">
            <text:p>32974.6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adly loss</text:p>
          </table:table-cell>
          <table:table-cell table:formula="of:=[.B53]-[.B54]-[.B56]" office:value-type="float" office:value="10548.8164444444" calcext:value-type="float">
            <text:p>10548.8164444444</text:p>
          </table:table-cell>
          <table:table-cell table:number-columns-repeated="12"/>
        </table:table-row>
        <table:table-row table:style-name="ro1">
          <table:table-cell/>
          <table:table-cell table:style-name="ce17"/>
          <table:table-cell table:number-columns-repeated="12"/>
        </table:table-row>
        <table:table-row table:style-name="ro1">
          <table:table-cell table:style-name="ce11" office:value-type="string" calcext:value-type="string">
            <text:p>m variance</text:p>
          </table:table-cell>
          <table:table-cell table:style-name="ce18"/>
          <table:table-cell table:number-columns-repeated="12"/>
        </table:table-row>
        <table:table-row table:style-name="ro1">
          <table:table-cell table:style-name="ce21" office:value-type="string" calcext:value-type="string">
            <text:p>not used</text:p>
          </table:table-cell>
          <table:table-cell table:style-name="ce10"/>
          <table:table-cell/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stdev/mean</text:p>
          </table:table-cell>
          <table:table-cell table:style-name="ce15" table:formula="of:=[$inputs.B45]/[$inputs.B46]" office:value-type="percentage" office:value="0.528319407809267" calcext:value-type="percentage">
            <text:p>52.83%</text:p>
          </table:table-cell>
          <table:table-cell table:style-name="ce15" table:formula="of:=[$inputs.C45]/[$inputs.C46]" office:value-type="percentage" office:value="0.544263019002789" calcext:value-type="percentage">
            <text:p>54.43%</text:p>
          </table:table-cell>
          <table:table-cell table:style-name="ce15" table:formula="of:=[$inputs.D45]/[$inputs.D46]" office:value-type="percentage" office:value="0.635283233088696" calcext:value-type="percentage">
            <text:p>63.53%</text:p>
          </table:table-cell>
          <table:table-cell table:style-name="ce15" table:formula="of:=[$inputs.E45]/[$inputs.E46]" office:value-type="percentage" office:value="0.523667186336994" calcext:value-type="percentage">
            <text:p>52.3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erage</text:p>
          </table:table-cell>
          <table:table-cell table:style-name="ce26" table:formula="of:=AVERAGE([.B61:.E61])" office:value-type="percentage" office:value="0.557883211559436" calcext:value-type="percentage">
            <text:p>55.79%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11" office:value-type="string" calcext:value-type="string">
            <text:p>10 point discr</text:p>
          </table:table-cell>
          <table:table-cell table:number-columns-repeated="13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[.A65]+0.1" office:value-type="float" office:value="0.15" calcext:value-type="float">
            <text:p>0.15</text:p>
          </table:table-cell>
          <table:table-cell table:formula="of:=[.B65]+0.1" office:value-type="float" office:value="0.25" calcext:value-type="float">
            <text:p>0.25</text:p>
          </table:table-cell>
          <table:table-cell table:formula="of:=[.C65]+0.1" office:value-type="float" office:value="0.35" calcext:value-type="float">
            <text:p>0.35</text:p>
          </table:table-cell>
          <table:table-cell table:formula="of:=[.D65]+0.1" office:value-type="float" office:value="0.45" calcext:value-type="float">
            <text:p>0.45</text:p>
          </table:table-cell>
          <table:table-cell table:formula="of:=[.E65]+0.1" office:value-type="float" office:value="0.55" calcext:value-type="float">
            <text:p>0.55</text:p>
          </table:table-cell>
          <table:table-cell table:formula="of:=[.F65]+0.1" office:value-type="float" office:value="0.65" calcext:value-type="float">
            <text:p>0.65</text:p>
          </table:table-cell>
          <table:table-cell table:formula="of:=[.G65]+0.1" office:value-type="float" office:value="0.75" calcext:value-type="float">
            <text:p>0.75</text:p>
          </table:table-cell>
          <table:table-cell table:formula="of:=[.H65]+0.1" office:value-type="float" office:value="0.85" calcext:value-type="float">
            <text:p>0.85</text:p>
          </table:table-cell>
          <table:table-cell table:formula="of:=[.I65]+0.1"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table:formula="of:=LEGACY.NORMSINV([.A65])" office:value-type="float" office:value="-1.64485362695147" calcext:value-type="float">
            <text:p>-1.64485362695147</text:p>
          </table:table-cell>
          <table:table-cell table:formula="of:=LEGACY.NORMSINV([.B65])" office:value-type="float" office:value="-1.03643338949379" calcext:value-type="float">
            <text:p>-1.03643338949379</text:p>
          </table:table-cell>
          <table:table-cell table:formula="of:=LEGACY.NORMSINV([.C65])" office:value-type="float" office:value="-0.674489750196082" calcext:value-type="float">
            <text:p>-0.674489750196082</text:p>
          </table:table-cell>
          <table:table-cell table:formula="of:=LEGACY.NORMSINV([.D65])" office:value-type="float" office:value="-0.385320466407568" calcext:value-type="float">
            <text:p>-0.385320466407568</text:p>
          </table:table-cell>
          <table:table-cell table:formula="of:=LEGACY.NORMSINV([.E65])" office:value-type="float" office:value="-0.125661346855074" calcext:value-type="float">
            <text:p>-0.125661346855074</text:p>
          </table:table-cell>
          <table:table-cell table:formula="of:=LEGACY.NORMSINV([.F65])" office:value-type="float" office:value="0.125661346855074" calcext:value-type="float">
            <text:p>0.125661346855074</text:p>
          </table:table-cell>
          <table:table-cell table:formula="of:=LEGACY.NORMSINV([.G65])" office:value-type="float" office:value="0.385320466407567" calcext:value-type="float">
            <text:p>0.385320466407567</text:p>
          </table:table-cell>
          <table:table-cell table:formula="of:=LEGACY.NORMSINV([.H65])" office:value-type="float" office:value="0.674489750196081" calcext:value-type="float">
            <text:p>0.674489750196081</text:p>
          </table:table-cell>
          <table:table-cell table:formula="of:=LEGACY.NORMSINV([.I65])" office:value-type="float" office:value="1.03643338949379" calcext:value-type="float">
            <text:p>1.03643338949379</text:p>
          </table:table-cell>
          <table:table-cell table:formula="of:=LEGACY.NORMSINV([.J65])" office:value-type="float" office:value="1.64485362695147" calcext:value-type="float">
            <text:p>1.644853626951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quare</text:p>
          </table:table-cell>
          <table:table-cell table:number-columns-repeated="10"/>
          <table:table-cell table:style-name="ce13"/>
          <table:table-cell table:number-columns-repeated="2"/>
        </table:table-row>
        <table:table-row table:style-name="ro1">
          <table:table-cell table:formula="of:=[.A66]^2" office:value-type="float" office:value="2.70554345409541" calcext:value-type="float">
            <text:p>2.70554345409541</text:p>
          </table:table-cell>
          <table:table-cell table:formula="of:=[.B66]^2" office:value-type="float" office:value="1.07419417085758" calcext:value-type="float">
            <text:p>1.07419417085758</text:p>
          </table:table-cell>
          <table:table-cell table:formula="of:=[.C66]^2" office:value-type="float" office:value="0.454936423119573" calcext:value-type="float">
            <text:p>0.454936423119573</text:p>
          </table:table-cell>
          <table:table-cell table:formula="of:=[.D66]^2" office:value-type="float" office:value="0.148471861832545" calcext:value-type="float">
            <text:p>0.148471861832545</text:p>
          </table:table-cell>
          <table:table-cell table:formula="of:=[.E66]^2" office:value-type="float" office:value="0.0157907740934312" calcext:value-type="float">
            <text:p>0.0157907740934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r</text:p>
          </table:table-cell>
          <table:table-cell table:formula="of:=SUM([.A68:.E68])/5" office:value-type="float" office:value="0.87978733679971" calcext:value-type="float">
            <text:p>0.879787336799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ctor</text:p>
          </table:table-cell>
          <table:table-cell table:formula="of:=1/SQRT([.B69])" office:value-type="float" office:value="1.06613241179519" calcext:value-type="float">
            <text:p>1.06613241179519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11" office:value-type="string" calcext:value-type="string">
            <text:p>nonstationary 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pha</text:p>
          </table:table-cell>
          <table:table-cell table:formula="of:=[$inputs.B51]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ta (computed)</text:p>
          </table:table-cell>
          <table:table-cell office:value-type="float" office:value="1.8384" calcext:value-type="float">
            <text:p>1.83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r d1</text:p>
          </table:table-cell>
          <table:table-cell table:formula="of:=(1-[.B73])^2*[.B74]^2" office:value-type="float" office:value="0.84492864" calcext:value-type="float">
            <text:p>0.844928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r d2</text:p>
          </table:table-cell>
          <table:table-cell table:formula="of:=[.B73]^2*[.B75]+(1-[.B73])^2*[.B74]^2" office:value-type="float" office:value="1.0561608" calcext:value-type="float">
            <text:p>1.05616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r d3</text:p>
          </table:table-cell>
          <table:table-cell table:formula="of:=[.B73]^2*[.B76]+(1-[.B73])^2*[.B74]^2" office:value-type="float" office:value="1.10896884" calcext:value-type="float">
            <text:p>1.108968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ed d1</text:p>
          </table:table-cell>
          <table:table-cell table:formula="of:=SQRT([.B75])" office:value-type="float" office:value="0.9192" calcext:value-type="float">
            <text:p>0.91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ed d2</text:p>
          </table:table-cell>
          <table:table-cell table:formula="of:=SQRT([.B76])" office:value-type="float" office:value="1.0276968424589" calcext:value-type="float">
            <text:p>1.02769684245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ed d3</text:p>
          </table:table-cell>
          <table:table-cell table:formula="of:=SQRT([.B77])" office:value-type="float" office:value="1.05307589470085" calcext:value-type="float">
            <text:p>1.053075894700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erage stdev</text:p>
          </table:table-cell>
          <table:table-cell table:formula="of:=AVERAGE([.B78:.B80])" office:value-type="float" office:value="0.999990912386585" calcext:value-type="float">
            <text:p>0.999990912386585</text:p>
          </table:table-cell>
          <table:table-cell table:number-columns-repeated="12"/>
        </table:table-row>
      </table:table>
      <table:table table:name="2c++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// (I-A)^{-1}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 double R[numproducts][numproducts]=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{</text:p>
          </table:table-cell>
          <table:table-cell/>
          <table:table-cell office:value-type="string" calcext:value-type="string">
            <text:p>{</text:p>
          </table:table-cell>
          <table:table-cell table:formula="of:=[work.B9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=[work.C9]" office:value-type="float" office:value="1.494" calcext:value-type="float">
            <text:p>1.494</text:p>
          </table:table-cell>
          <table:table-cell office:value-type="string" calcext:value-type="string">
            <text:p>,</text:p>
          </table:table-cell>
          <table:table-cell table:formula="of:=[work.D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work.E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work.F9]"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{</text:p>
          </table:table-cell>
          <table:table-cell table:formula="of:=[work.B1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=[work.C10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work.D1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work.E1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work.F10]"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{</text:p>
          </table:table-cell>
          <table:table-cell table:formula="of:=[work.B11]" office:value-type="float" office:value="-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=[work.C11]" office:value-type="float" office:value="-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work.D11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work.E11]" office:value-type="float" office:value="-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work.F11]" office:value-type="float" office:value="-0" calcext:value-type="float">
            <text:p>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{</text:p>
          </table:table-cell>
          <table:table-cell table:formula="of:=[work.B12]" office:value-type="float" office:value="0.645" calcext:value-type="float">
            <text:p>0.645</text:p>
          </table:table-cell>
          <table:table-cell office:value-type="string" calcext:value-type="string">
            <text:p>,</text:p>
          </table:table-cell>
          <table:table-cell table:formula="of:==[work.C12]" office:value-type="float" office:value="0.96363" calcext:value-type="float">
            <text:p>0.96363</text:p>
          </table:table-cell>
          <table:table-cell office:value-type="string" calcext:value-type="string">
            <text:p>,</text:p>
          </table:table-cell>
          <table:table-cell table:formula="of:=[work.D12]" office:value-type="float" office:value="1.129" calcext:value-type="float">
            <text:p>1.129</text:p>
          </table:table-cell>
          <table:table-cell office:value-type="string" calcext:value-type="string">
            <text:p>,</text:p>
          </table:table-cell>
          <table:table-cell table:formula="of:=[work.E12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work.F12]"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{</text:p>
          </table:table-cell>
          <table:table-cell table:formula="of:=[work.B13]" office:value-type="float" office:value="0.48246" calcext:value-type="float">
            <text:p>0.48246</text:p>
          </table:table-cell>
          <table:table-cell office:value-type="string" calcext:value-type="string">
            <text:p>,</text:p>
          </table:table-cell>
          <table:table-cell table:formula="of:==[work.C13]" office:value-type="float" office:value="0.72079524" calcext:value-type="float">
            <text:p>0.72079524</text:p>
          </table:table-cell>
          <table:table-cell office:value-type="string" calcext:value-type="string">
            <text:p>,</text:p>
          </table:table-cell>
          <table:table-cell table:formula="of:=[work.D13]" office:value-type="float" office:value="0.844492" calcext:value-type="float">
            <text:p>0.844492</text:p>
          </table:table-cell>
          <table:table-cell office:value-type="string" calcext:value-type="string">
            <text:p>,</text:p>
          </table:table-cell>
          <table:table-cell table:formula="of:=[work.E13]" office:value-type="float" office:value="0.748" calcext:value-type="float">
            <text:p>0.748</text:p>
          </table:table-cell>
          <table:table-cell office:value-type="string" calcext:value-type="string">
            <text:p>,</text:p>
          </table:table-cell>
          <table:table-cell table:formula="of:=[work.F13]" office:value-type="float" office:value="1" calcext:value-type="float">
            <text:p>1</text:p>
          </table:table-cell>
          <table:table-cell office:value-type="string" calcext:value-type="string">
            <text:p>}};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// margins EUR/1000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 double</text:p>
          </table:table-cell>
          <table:table-cell table:formula="of:=[inputs.A3]" office:value-type="string" office:string-value="m" calcext:value-type="string">
            <text:p>m</text:p>
          </table:table-cell>
          <table:table-cell table:formula="of:=&quot;[numproducts]={&quot;" office:value-type="string" office:string-value="[numproducts]={" calcext:value-type="string">
            <text:p>[numproducts]={</text:p>
          </table:table-cell>
          <table:table-cell table:formula="of:=[inputs.B3]*1000" office:value-type="float" office:value="43350" calcext:value-type="float">
            <text:p>43350</text:p>
          </table:table-cell>
          <table:table-cell office:value-type="string" calcext:value-type="string">
            <text:p>,</text:p>
          </table:table-cell>
          <table:table-cell table:style-name="ce10" table:formula="of:=[inputs.C3]*1000" office:value-type="float" office:value="230210" calcext:value-type="float">
            <text:p>230210</text:p>
          </table:table-cell>
          <table:table-cell office:value-type="string" calcext:value-type="string">
            <text:p>,</text:p>
          </table:table-cell>
          <table:table-cell table:style-name="ce10" table:formula="of:=[inputs.D3]*1000" office:value-type="float" office:value="109430" calcext:value-type="float">
            <text:p>109430</text:p>
          </table:table-cell>
          <table:table-cell office:value-type="string" calcext:value-type="string">
            <text:p>,</text:p>
          </table:table-cell>
          <table:table-cell table:style-name="ce10" table:formula="of:=[inputs.E3]*1000" office:value-type="float" office:value="19530" calcext:value-type="float">
            <text:p>19530</text:p>
          </table:table-cell>
          <table:table-cell office:value-type="string" calcext:value-type="string">
            <text:p>,</text:p>
          </table:table-cell>
          <table:table-cell table:style-name="ce10" table:formula="of:=[inputs.F3]*1000" office:value-type="float" office:value="0" calcext:value-type="float">
            <text:p>0</text:p>
          </table:table-cell>
          <table:table-cell office:value-type="string" calcext:value-type="string">
            <text:p>};</text:p>
          </table:table-cell>
        </table:table-row>
        <table:table-row table:style-name="ro1">
          <table:table-cell table:number-columns-repeated="5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</table:table-row>
        <table:table-row table:style-name="ro1">
          <table:table-cell office:value-type="string" calcext:value-type="string">
            <text:p>// production limits (in 1000t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 double</text:p>
          </table:table-cell>
          <table:table-cell table:formula="of:=[inputs.A17]" office:value-type="string" office:string-value="w" calcext:value-type="string">
            <text:p>w</text:p>
          </table:table-cell>
          <table:table-cell table:formula="of:=&quot;[numproducts]={&quot;" office:value-type="string" office:string-value="[numproducts]={" calcext:value-type="string">
            <text:p>[numproducts]={</text:p>
          </table:table-cell>
          <table:table-cell table:formula="of:=[inputs.B17]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formula="of:=[inputs.C17]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table:formula="of:=[inputs.D17]"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table:formula="of:=[inputs.E17]" office:value-type="float" office:value="900" calcext:value-type="float">
            <text:p>900</text:p>
          </table:table-cell>
          <table:table-cell office:value-type="string" calcext:value-type="string">
            <text:p>,</text:p>
          </table:table-cell>
          <table:table-cell table:formula="of:=[inputs.F17]" office:value-type="float" office:value="680" calcext:value-type="float">
            <text:p>680</text:p>
          </table:table-cell>
          <table:table-cell office:value-type="string" calcext:value-type="string">
            <text:p>};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// mean demand (1000t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 double</text:p>
          </table:table-cell>
          <table:table-cell table:formula="of:=[inputs.A19]" office:value-type="string" office:string-value="Ed" calcext:value-type="string">
            <text:p>Ed</text:p>
          </table:table-cell>
          <table:table-cell table:formula="of:=&quot;[numproducts]={&quot;" office:value-type="string" office:string-value="[numproducts]={" calcext:value-type="string">
            <text:p>[numproducts]={</text:p>
          </table:table-cell>
          <table:table-cell table:formula="of:=[inputs.B19]" office:value-type="float" office:value="510" calcext:value-type="float">
            <text:p>510</text:p>
          </table:table-cell>
          <table:table-cell office:value-type="string" calcext:value-type="string">
            <text:p>,</text:p>
          </table:table-cell>
          <table:table-cell table:formula="of:=[inputs.C19]"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table:formula="of:=[inputs.D19]"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table:formula="of:=[inputs.E19]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inputs.F19]" office:value-type="float" office:value="0" calcext:value-type="float">
            <text:p>0</text:p>
          </table:table-cell>
          <table:table-cell office:value-type="string" calcext:value-type="string">
            <text:p>};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// log convenienc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 double</text:p>
          </table:table-cell>
          <table:table-cell office:value-type="string" calcext:value-type="string">
            <text:p>Ey</text:p>
          </table:table-cell>
          <table:table-cell table:formula="of:=&quot;[maxfutures]={&quot;" office:value-type="string" office:string-value="[maxfutures]={" calcext:value-type="string">
            <text:p>[maxfutures]={</text:p>
          </table:table-cell>
          <table:table-cell table:formula="of:=[work.G33]" office:value-type="float" office:value="0.00974885" calcext:value-type="float">
            <text:p>0.00974885</text:p>
          </table:table-cell>
          <table:table-cell office:value-type="string" calcext:value-type="string">
            <text:p>,</text:p>
          </table:table-cell>
          <table:table-cell table:formula="of:=[work.H33]" office:value-type="float" office:value="0.0194977" calcext:value-type="float">
            <text:p>0.0194977</text:p>
          </table:table-cell>
          <table:table-cell office:value-type="string" calcext:value-type="string">
            <text:p>,</text:p>
          </table:table-cell>
          <table:table-cell table:style-name="ce10" table:formula="of:=[work.I33]" office:value-type="float" office:value="0.02924655" calcext:value-type="float">
            <text:p>0.02924655</text:p>
          </table:table-cell>
          <table:table-cell office:value-type="string" calcext:value-type="string">
            <text:p>,</text:p>
          </table:table-cell>
          <table:table-cell table:style-name="ce10" table:formula="of:=[work.J33]" office:value-type="float" office:value="0.0389954" calcext:value-type="float">
            <text:p>0.0389954</text:p>
          </table:table-cell>
          <table:table-cell table:number-columns-repeated="2"/>
          <table:table-cell office:value-type="string" calcext:value-type="string">
            <text:p>};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// emisions (t/1000t final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 double</text:p>
          </table:table-cell>
          <table:table-cell table:formula="of:=[work.A15]" office:value-type="string" office:string-value="hR" calcext:value-type="string">
            <text:p>hR</text:p>
          </table:table-cell>
          <table:table-cell table:formula="of:=&quot;[numproducts]={&quot;" office:value-type="string" office:string-value="[numproducts]={" calcext:value-type="string">
            <text:p>[numproducts]={</text:p>
          </table:table-cell>
          <table:table-cell table:formula="of:=[work.B15]" office:value-type="float" office:value="258.941226" calcext:value-type="float">
            <text:p>258.941226</text:p>
          </table:table-cell>
          <table:table-cell office:value-type="string" calcext:value-type="string">
            <text:p>,</text:p>
          </table:table-cell>
          <table:table-cell table:formula="of:=[work.C15]" office:value-type="float" office:value="423.658191644" calcext:value-type="float">
            <text:p>423.658191644</text:p>
          </table:table-cell>
          <table:table-cell office:value-type="string" calcext:value-type="string">
            <text:p>,</text:p>
          </table:table-cell>
          <table:table-cell table:formula="of:=[work.D15]" office:value-type="float" office:value="450.3870452" calcext:value-type="float">
            <text:p>450.3870452</text:p>
          </table:table-cell>
          <table:table-cell office:value-type="string" calcext:value-type="string">
            <text:p>,</text:p>
          </table:table-cell>
          <table:table-cell table:formula="of:=[work.E15]" office:value-type="float" office:value="359.5988" calcext:value-type="float">
            <text:p>359.5988</text:p>
          </table:table-cell>
          <table:table-cell office:value-type="string" calcext:value-type="string">
            <text:p>,</text:p>
          </table:table-cell>
          <table:table-cell table:formula="of:=[work.F15]" office:value-type="float" office:value="113.1" calcext:value-type="float">
            <text:p>113.1</text:p>
          </table:table-cell>
          <table:table-cell office:value-type="string" calcext:value-type="string">
            <text:p>};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// free alocated amounts (2017,18,19,2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 double</text:p>
          </table:table-cell>
          <table:table-cell table:formula="of:=[inputs.H3]" office:value-type="string" office:string-value="r" calcext:value-type="string">
            <text:p>r</text:p>
          </table:table-cell>
          <table:table-cell table:formula="of:=&quot;[maxT]={&quot;" office:value-type="string" office:string-value="[maxT]={" calcext:value-type="string">
            <text:p>[maxT]={</text:p>
          </table:table-cell>
          <table:table-cell table:formula="of:=[inputs.M3]" office:value-type="float" office:value="134847" calcext:value-type="float">
            <text:p>134847</text:p>
          </table:table-cell>
          <table:table-cell office:value-type="string" calcext:value-type="string">
            <text:p>,</text:p>
          </table:table-cell>
          <table:table-cell table:formula="of:=[inputs.N3]" office:value-type="float" office:value="132218" calcext:value-type="float">
            <text:p>132218</text:p>
          </table:table-cell>
          <table:table-cell office:value-type="string" calcext:value-type="string">
            <text:p>,</text:p>
          </table:table-cell>
          <table:table-cell table:formula="of:=[inputs.O3]" office:value-type="float" office:value="129555" calcext:value-type="float">
            <text:p>129555</text:p>
          </table:table-cell>
          <table:table-cell office:value-type="string" calcext:value-type="string">
            <text:p>,</text:p>
          </table:table-cell>
          <table:table-cell table:formula="of:=[inputs.P3]" office:value-type="float" office:value="126884" calcext:value-type="float">
            <text:p>126884</text:p>
          </table:table-cell>
          <table:table-cell table:style-name="ce10" office:value-type="string" calcext:value-type="string">
            <text:p>};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// spo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uble p0 = </text:p>
          </table:table-cell>
          <table:table-cell/>
          <table:table-cell table:formula="of:=[inputs.B34]" office:value-type="float" office:value="6.54" calcext:value-type="float">
            <text:p>6.54</text:p>
          </table:table-cell>
          <table:table-cell office:value-type="string" calcext:value-type="string">
            <text:p>;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// vector</text:p>
          </table:table-cell>
          <table:table-cell office:value-type="string" calcext:value-type="string">
            <text:p>(d_cuts,d_profiles,d_brams,r)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// me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::vector&lt;double&gt; Exi1to3=</text:p>
          </table:table-cell>
          <table:table-cell/>
          <table:table-cell office:value-type="string" calcext:value-type="string">
            <text:p>{</text:p>
          </table:table-cell>
          <table:table-cell table:formula="of:=[work.C33]&amp;&quot;,&quot;" office:value-type="string" office:string-value="28," calcext:value-type="string">
            <text:p>28,</text:p>
          </table:table-cell>
          <table:table-cell table:formula="of:=[work.D33]&amp;&quot;,&quot;" office:value-type="string" office:string-value="90," calcext:value-type="string">
            <text:p>90,</text:p>
          </table:table-cell>
          <table:table-cell table:formula="of:=[work.E33]&amp;&quot;}&quot;" office:value-type="string" office:string-value="20}" calcext:value-type="string">
            <text:p>20}</text:p>
          </table:table-cell>
          <table:table-cell office:value-type="string" calcext:value-type="string">
            <text:p>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/ varianc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::vector&lt;std::vector&lt;double&gt;&gt; sqV={</text:p>
          </table:table-cell>
          <table:table-cell/>
          <table:table-cell office:value-type="string" calcext:value-type="string">
            <text:p>{</text:p>
          </table:table-cell>
          <table:table-cell table:formula="of:=[work.C44]&amp;&quot;,&quot;" office:value-type="string" office:string-value="10.0465," calcext:value-type="string">
            <text:p>10.0465,</text:p>
          </table:table-cell>
          <table:table-cell table:formula="of:=[work.D44]&amp;&quot;,&quot;" office:value-type="string" office:string-value="2.87088," calcext:value-type="string">
            <text:p>2.87088,</text:p>
          </table:table-cell>
          <table:table-cell table:formula="of:=[work.E44]&amp;&quot;,&quot;" office:value-type="string" office:string-value="0," calcext:value-type="string">
            <text:p>0,</text:p>
          </table:table-cell>
          <table:table-cell table:formula="of:=[work.F44]&amp;&quot;,&quot;" office:value-type="string" office:string-value="0," calcext:value-type="string">
            <text:p>0,</text:p>
          </table:table-cell>
          <table:table-cell table:formula="of:=[work.G44]"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{</text:p>
          </table:table-cell>
          <table:table-cell table:formula="of:=[work.C45]&amp;&quot;,&quot;" office:value-type="string" office:string-value="2.87088," calcext:value-type="string">
            <text:p>2.87088,</text:p>
          </table:table-cell>
          <table:table-cell table:formula="of:=[work.D45]&amp;&quot;,&quot;" office:value-type="string" office:string-value="14.1596," calcext:value-type="string">
            <text:p>14.1596,</text:p>
          </table:table-cell>
          <table:table-cell table:formula="of:=[work.E45]&amp;&quot;,&quot;" office:value-type="string" office:string-value="0," calcext:value-type="string">
            <text:p>0,</text:p>
          </table:table-cell>
          <table:table-cell table:formula="of:=[work.F45]&amp;&quot;,&quot;" office:value-type="string" office:string-value="0," calcext:value-type="string">
            <text:p>0,</text:p>
          </table:table-cell>
          <table:table-cell table:formula="of:=[work.G45]"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{</text:p>
          </table:table-cell>
          <table:table-cell table:formula="of:=[work.C46]&amp;&quot;,&quot;" office:value-type="string" office:string-value="0," calcext:value-type="string">
            <text:p>0,</text:p>
          </table:table-cell>
          <table:table-cell table:formula="of:=[work.D46]&amp;&quot;,&quot;" office:value-type="string" office:string-value="0," calcext:value-type="string">
            <text:p>0,</text:p>
          </table:table-cell>
          <table:table-cell table:formula="of:=[work.E46]&amp;&quot;,&quot;" office:value-type="string" office:string-value="5.84715788292407," calcext:value-type="string">
            <text:p>5.84715788292407,</text:p>
          </table:table-cell>
          <table:table-cell table:formula="of:=[work.F46]&amp;&quot;,&quot;" office:value-type="string" office:string-value="0," calcext:value-type="string">
            <text:p>0,</text:p>
          </table:table-cell>
          <table:table-cell table:formula="of:=[work.G46]"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{</text:p>
          </table:table-cell>
          <table:table-cell table:formula="of:=[work.C47]&amp;&quot;,&quot;" office:value-type="string" office:string-value="0," calcext:value-type="string">
            <text:p>0,</text:p>
          </table:table-cell>
          <table:table-cell table:formula="of:=[work.D47]&amp;&quot;,&quot;" office:value-type="string" office:string-value="0," calcext:value-type="string">
            <text:p>0,</text:p>
          </table:table-cell>
          <table:table-cell table:formula="of:=[work.E47]&amp;&quot;,&quot;" office:value-type="string" office:string-value="0," calcext:value-type="string">
            <text:p>0,</text:p>
          </table:table-cell>
          <table:table-cell table:formula="of:=[work.F47]&amp;&quot;,&quot;" office:value-type="string" office:string-value="0.43854," calcext:value-type="string">
            <text:p>0.43854,</text:p>
          </table:table-cell>
          <table:table-cell table:formula="of:=[work.G47]"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{</text:p>
          </table:table-cell>
          <table:table-cell table:formula="of:=[work.C48]&amp;&quot;,&quot;" office:value-type="string" office:string-value="0," calcext:value-type="string">
            <text:p>0,</text:p>
          </table:table-cell>
          <table:table-cell table:formula="of:=[work.D48]&amp;&quot;,&quot;" office:value-type="string" office:string-value="0," calcext:value-type="string">
            <text:p>0,</text:p>
          </table:table-cell>
          <table:table-cell table:formula="of:=[work.E48]&amp;&quot;,&quot;" office:value-type="string" office:string-value="0," calcext:value-type="string">
            <text:p>0,</text:p>
          </table:table-cell>
          <table:table-cell table:formula="of:=[work.F48]&amp;&quot;,&quot;" office:value-type="string" office:string-value="0," calcext:value-type="string">
            <text:p>0,</text:p>
          </table:table-cell>
          <table:table-cell table:style-name="ce28" office:value-type="float" office:value="1" calcext:value-type="float">
            <text:p>1.00000</text:p>
          </table:table-cell>
          <table:table-cell office:value-type="string" calcext:value-type="string">
            <text:p>}}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 double fixedcost =</text:p>
          </table:table-cell>
          <table:table-cell/>
          <table:table-cell table:formula="of:=ROUND([work.B53]*1000)" office:value-type="float" office:value="43282037" calcext:value-type="float">
            <text:p>43282037</text:p>
          </table:table-cell>
          <table:table-cell office:value-type="string" calcext:value-type="string">
            <text:p>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st double deadlyloss = </text:p>
          </table:table-cell>
          <table:table-cell/>
          <table:table-cell table:formula="of:=ROUND([work.B57]*1000)" office:value-type="float" office:value="10548816" calcext:value-type="float">
            <text:p>10548816</text:p>
          </table:table-cell>
          <table:table-cell office:value-type="string" calcext:value-type="string">
            <text:p>;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// atom of 3 point moment matching distribu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 double n3atom=</text:p>
          </table:table-cell>
          <table:table-cell/>
          <table:table-cell table:formula="of:=[work.E50]" office:value-type="float" office:value="1.22474487139159" calcext:value-type="float">
            <text:p>1.22474487139159</text:p>
          </table:table-cell>
          <table:table-cell office:value-type="string" calcext:value-type="string">
            <text:p>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/ atoms of 10 point moment matching distribu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 double n10atoms[10]={</text:p>
          </table:table-cell>
          <table:table-cell/>
          <table:table-cell table:formula="of:=[$work.$B$70]*[work.A66]&amp;&quot;,&quot;" office:value-type="string" office:string-value="-1.75363176435183," calcext:value-type="string">
            <text:p>-1.75363176435183,</text:p>
          </table:table-cell>
          <table:table-cell table:formula="of:=[$work.$B$70]*[work.B66]&amp;&quot;,&quot;" office:value-type="string" office:string-value="-1.10497522920607," calcext:value-type="string">
            <text:p>-1.10497522920607,</text:p>
          </table:table-cell>
          <table:table-cell table:formula="of:=[$work.$B$70]*[work.C66]&amp;&quot;,&quot;" office:value-type="string" office:string-value="-0.719095384107681," calcext:value-type="string">
            <text:p>-0.719095384107681,</text:p>
          </table:table-cell>
          <table:table-cell table:formula="of:=[$work.$B$70]*[work.D66]&amp;&quot;,&quot;" office:value-type="string" office:string-value="-0.410802638165146," calcext:value-type="string">
            <text:p>-0.410802638165146,</text:p>
          </table:table-cell>
          <table:table-cell table:formula="of:=[$work.$B$70]*[work.E66]&amp;&quot;,&quot;" office:value-type="string" office:string-value="-0.133971634792032," calcext:value-type="string">
            <text:p>-0.133971634792032,</text:p>
          </table:table-cell>
          <table:table-cell table:formula="of:=[$work.$B$70]*[work.F66]&amp;&quot;,&quot;" office:value-type="string" office:string-value="0.133971634792031," calcext:value-type="string">
            <text:p>0.133971634792031,</text:p>
          </table:table-cell>
          <table:table-cell table:formula="of:=[$work.$B$70]*[work.G66]&amp;&quot;,&quot;" office:value-type="string" office:string-value="0.410802638165146," calcext:value-type="string">
            <text:p>0.410802638165146,</text:p>
          </table:table-cell>
          <table:table-cell table:formula="of:=[$work.$B$70]*[work.H66]&amp;&quot;,&quot;" office:value-type="string" office:string-value="0.719095384107681," calcext:value-type="string">
            <text:p>0.719095384107681,</text:p>
          </table:table-cell>
          <table:table-cell table:formula="of:=[$work.$B$70]*[work.I66]&amp;&quot;,&quot;" office:value-type="string" office:string-value="1.10497522920607," calcext:value-type="string">
            <text:p>1.10497522920607,</text:p>
          </table:table-cell>
          <table:table-cell table:formula="of:=[$work.$B$70]*[work.J66]&amp;&quot;};&quot;" office:value-type="string" office:string-value="1.75363176435183};" calcext:value-type="string">
            <text:p>1.75363176435183};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ouble alphanstac=</text:p>
          </table:table-cell>
          <table:table-cell table:formula="of:=[$work.B73]" office:value-type="float" office:value="0.5" calcext:value-type="float">
            <text:p>0.5</text:p>
          </table:table-cell>
          <table:table-cell office:value-type="string" calcext:value-type="string">
            <text:p>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uble betanstac=</text:p>
          </table:table-cell>
          <table:table-cell table:formula="of:=[$work.B74]" office:value-type="float" office:value="1.8384" calcext:value-type="float">
            <text:p>1.8384</text:p>
          </table:table-cell>
          <table:table-cell office:value-type="string" calcext:value-type="string">
            <text:p>;</text:p>
          </table:table-cell>
          <table:table-cell table:number-columns-repeated="10"/>
        </table:table-row>
      </table:table>
      <table:table table:name="2TeX" table:style-name="ta1">
        <table:table-column table:style-name="co1" table:default-cell-style-name="Default"/>
        <table:table-column table:style-name="co1" table:number-columns-repeated="4" table:default-cell-style-name="ce23"/>
        <table:table-row table:style-name="ro1">
          <table:table-cell office:value-type="string" calcext:value-type="string">
            <text:p>Variance matrix of V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formula="of:=[work.B23]" office:value-type="float" office:value="36219.3868595269" calcext:value-type="float">
            <text:p>36219.4</text:p>
          </table:table-cell>
          <table:table-cell table:formula="of:=SQRT([.B3])*SQRT([.C4])" office:value-type="float" office:value="603.223068262676" calcext:value-type="float">
            <text:p>603.2</text:p>
          </table:table-cell>
          <table:table-cell table:formula="of:=[.D4]/SQRT([.D5])*SQRT([.B3])" office:value-type="float" office:value="145.197819473097" calcext:value-type="float">
            <text:p>145.2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table:number-columns-repeated="2"/>
          <table:table-cell table:formula="of:=[work.C44]" office:value-type="float" office:value="10.0465" calcext:value-type="float">
            <text:p>10.0</text:p>
          </table:table-cell>
          <table:table-cell table:formula="of:=[work.D44]" office:value-type="float" office:value="2.87088" calcext:value-type="float">
            <text:p>2.9</text:p>
          </table:table-cell>
          <table:table-cell table:formula="of:=[work.E44]" office:value-type="float" office:value="0" calcext:value-type="float">
            <text:p>0.0</text:p>
          </table:table-cell>
        </table:table-row>
        <table:table-row table:style-name="ro1">
          <table:table-cell table:number-columns-repeated="3"/>
          <table:table-cell table:style-name="ce24" table:formula="of:=[work.D45]" office:value-type="float" office:value="14.1596" calcext:value-type="float">
            <text:p>14.2</text:p>
          </table:table-cell>
          <table:table-cell table:style-name="ce24" table:formula="of:=[work.E45]" office:value-type="float" office:value="0" calcext:value-type="float">
            <text:p>0.0</text:p>
          </table:table-cell>
        </table:table-row>
        <table:table-row table:style-name="ro1">
          <table:table-cell table:number-columns-repeated="4"/>
          <table:table-cell table:formula="of:=[work.E46]" office:value-type="float" office:value="5.84715788292407" calcext:value-type="float">
            <text:p>5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2">00/00/0000</text:date>, <text:time style:data-style-name="N2" text:time-value="14:18:24.664642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3:02:36.606481738</meta:creation-date>
    <meta:generator>LibreOffice/6.0.3.2$Linux_X86_64 LibreOffice_project/00m0$Build-2</meta:generator>
    <dc:date>2018-09-22T14:42:11.151645349</dc:date>
    <meta:editing-duration>P1DT14H39M39S</meta:editing-duration>
    <meta:editing-cycles>52</meta:editing-cycles>
    <meta:document-statistic meta:table-count="4" meta:cell-count="625" meta:object-count="0"/>
    <meta:user-defined meta:name="qrichtext">1</meta:user-defined>
  </office:meta>
</office:document-meta>
</file>